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09T18:55:42</meta:creation-date>
    <meta:editing-duration>PT02H57M58S</meta:editing-duration>
    <meta:editing-cycles>12</meta:editing-cycles>
    <dc:date>2013-01-22T03:29:56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style="italic" fo:font-weight="bold" style:font-size-asian="13pt" style:font-size-complex="13pt"/>
    </style:style>
    <style:style style:name="ch3" style:family="chart">
      <style:text-properties fo:font-size="36pt" fo:font-weight="bold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2pt" fo:font-weight="bold" style:font-size-asian="8pt" style:font-size-complex="8pt"/>
    </style:style>
    <style:style style:name="ch6" style:family="chart">
      <style:chart-properties chart:auto-position="true" style:rotation-angle="0"/>
      <style:text-properties fo:font-size="36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32pt" fo:font-weight="bold" style:font-size-asian="8pt" style:font-size-complex="8pt"/>
    </style:style>
    <style:style style:name="ch8" style:family="chart">
      <style:chart-properties style:rotation-angle="90"/>
      <style:text-properties fo:font-size="36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fo:font-weight="bold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887cm" svg:y="0.394cm" chart:style-name="ch2">
          <text:p>Total Parallel Runtime For CIV Loops.</text:p>
        </chart:title>
        <chart:subtitle svg:x="2.606cm" svg:y="2.061cm" chart:style-name="ch3">
          <text:p>ACTFOR and EMIT were run on 4 procs, 
the others on 8. Sequential Runtime is 1.
Bars Include All Overheads.</text:p>
        </chart:subtitle>
        <chart:plot-area chart:style-name="ch4" chart:data-source-has-labels="both" svg:x="0.916cm" svg:y="5.919cm" svg:width="26.521cm" svg:height="14.44cm">
          <chart:axis chart:dimension="x" chart:name="primary-x" chart:style-name="ch5">
            <chart:title svg:x="5.85cm" svg:y="19.176cm" chart:style-name="ch6">
              <text:p>Selected Loops That Use CIVs</text:p>
            </chart:title>
            <chart:categories table:cell-range-address="local-table.$A$2:.$A$8"/>
          </chart:axis>
          <chart:axis chart:dimension="y" chart:name="primary-y" chart:style-name="ch7">
            <chart:title svg:x="0.438cm" svg:y="19.617cm" chart:style-name="ch8">
              <text:p>Normalized Parallel Runtim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>ACTFOR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401425178147268">
                <text:p>0.401425178147268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